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ConverterNotFoundException.setLocalizedMessage( String loc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ConverterNotFoundException.TypeConverterNotFoundException( String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ConverterNotFoundException.TypeConverterNotFoun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ConverterNotFoundException.TypeConverterNotFoundException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ConverterNotFoundException.getLocalized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ConverterNotFoundException.TypeConverterNotFoun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